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wollmux.rdf" manifest:media-type="application/rdf+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f6c00" officeooo:paragraph-rsid="001f6c00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2b7" officeooo:paragraph-rsid="0020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42b7" officeooo:paragraph-rsid="002042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01a0" officeooo:paragraph-rsid="002201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text:display="none"/>
    </style:style>
    <style:style style:name="fr1" style:family="graphic" style:parent-style-name="Frame">
      <style:graphic-properties style:wrap="run-through" style:number-wrapped-paragraphs="no-limit" style:vertical-pos="bottom" style:vertical-rel="page" style:horizontal-pos="from-left" style:horizontal-rel="page-start-margin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WollMuxDaten" text:anchor-type="page" text:anchor-page-number="1" svg:x="0cm" svg:width="0.041cm" svg:height="0.041cm" draw:z-index="0">
        <draw:text-box>
          <text:p text:style-name="Frame_20_contents"><text:span text:style-name="T1"><office:annotation><dc:creator>WollMuxVersion</dc:creator><dc:date>0000-00-00T00:00:00</dc:date><text:p>Version: 18.0.2-SNAPSHOT</text:p></office:annotation></text:span><office:annotation><dc:creator>OOoVersion</dc:creator><dc:date>0000-00-00T00:00:00</dc:date><text:p>6.2.0.0.alpha0.0.0.alpha0</text:p></office:annotation></text:p>
        </draw:text-box>
      </draw:frame>
      <text:p text:style-name="P1"><text:bookmark-start text:name="Bookmark 1"/>0123456789<text:bookmark-end text:name="Bookmark 1"/></text:p>
      <text:p text:style-name="P1">abcd efgh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1</text:p>
          </table:table-cell>
          <table:table-cell table:style-name="Table1.B1" office:value-type="string">
            <text:p text:style-name="P2">C2</text:p>
          </table:table-cell>
        </table:table-row>
        <table:table-row>
          <table:table-cell table:style-name="Table1.A2" office:value-type="string">
            <text:p text:style-name="P2">C3</text:p>
          </table:table-cell>
          <table:table-cell table:style-name="Table1.B2" office:value-type="string">
            <text:p text:style-name="P2"><text:bookmark-start text:name="Bookmark 2"/>C4<text:bookmark-end text:name="Bookmark 2"/></text:p>
          </table:table-cell>
        </table:table-row>
        <table:table-row>
          <table:table-cell table:style-name="Table1.A2" office:value-type="string">
            <text:section text:style-name="Sect1" text:name="Section1">
              <text:p text:style-name="P4"><text:bookmark-start text:name="Bookmark 3"/>C5<text:bookmark-end text:name="Bookmark 3"/></text:p>
            </text:section>
            <text:p text:style-name="P4"/>
          </table:table-cell>
          <table:table-cell table:style-name="Table1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text="urn:oasis:names:tc:opendocument:xmlns:text:1.0" xmlns:style="urn:oasis:names:tc:opendocument:xmlns:style:1.0" xmlns:ooo="http://openoffice.org/2004/office" xmlns:svg="urn:oasis:names:tc:opendocument:xmlns:svg-compatible:1.0" xmlns:of="urn:oasis:names:tc:opendocument:xmlns:of:1.2" xmlns:office="urn:oasis:names:tc:opendocument:xmlns:office:1.0" xmlns:fo="urn:oasis:names:tc:opendocument:xmlns:xsl-fo-compatible:1.0" xmlns:draw="urn:oasis:names:tc:opendocument:xmlns:drawing:1.0" xmlns:tableooo="http://openoffice.org/2009/table" xmlns:field="urn:openoffice:names:experimental:ooo-ms-interop:xmlns:field:1.0" xmlns:calcext="urn:org:documentfoundation:names:experimental:calc:xmlns:calcext:1.0" xmlns:dc="http://purl.org/dc/elements/1.1/" xmlns:xlink="http://www.w3.org/1999/xlink" xmlns:drawooo="http://openoffice.org/2010/draw" xmlns:chart="urn:oasis:names:tc:opendocument:xmlns:chart:1.0" xmlns:rpt="http://openoffice.org/2005/report" xmlns:officeooo="http://openoffice.org/2009/office" xmlns:table="urn:oasis:names:tc:opendocument:xmlns:table:1.0" xmlns:number="urn:oasis:names:tc:opendocument:xmlns:datastyle:1.0" xmlns:meta="urn:oasis:names:tc:opendocument:xmlns:meta:1.0" xmlns:loext="urn:org:documentfoundation:names:experimental:office:xmlns:loext:1.0" xmlns:ooow="http://openoffice.org/2004/writer" xmlns:oooc="http://openoffice.org/2004/calc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10-01T09:15:45.825000000</meta:creation-date>
    <dc:date>2020-03-06T16:42:04.835357492</dc:date>
    <meta:editing-duration>PT2M28S</meta:editing-duration>
    <meta:editing-cycles>5</meta:editing-cycles>
    <meta:generator>LibreOfficeDev/7.0.0.0.alpha0$Linux_X86_64 LibreOffice_project/57e2dcd5dca9120f76a86967be8cf00a4b2b6ac6</meta:generator>
    <meta:document-statistic meta:table-count="1" meta:image-count="0" meta:object-count="0" meta:page-count="1" meta:paragraph-count="8" meta:word-count="8" meta:character-count="29" meta:non-whitespace-character-count="28"/>
  </office:meta>
</office:document-meta>
</file>